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ce1"/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0.2" calcext:value-type="float">
            <text:p>20.2</text:p>
          </table:table-cell>
          <table:table-cell office:value-type="float" office:value="45" calcext:value-type="float">
            <text:p>45</text:p>
          </table:table-cell>
          <table:table-cell table:formula="of:=[.C1]/180*PI()" office:value-type="float" office:value="0.785398163397448" calcext:value-type="float">
            <text:p>0.785398163397448</text:p>
          </table:table-cell>
          <table:table-cell table:formula="of:=[.D1]-PI()/2" office:value-type="float" office:value="-0.785398163397448" calcext:value-type="float">
            <text:p>-0.785398163397448</text:p>
          </table:table-cell>
          <table:table-cell office:value-type="float" office:value="5" calcext:value-type="float">
            <text:p>5</text:p>
          </table:table-cell>
          <table:table-cell table:formula="of:=[.A1]+[.F1]*COS([.E1])" office:value-type="float" office:value="13.6355339059327" calcext:value-type="float">
            <text:p>13.635533905932700</text:p>
          </table:table-cell>
          <table:table-cell table:formula="of:=[.B1]-[.F1]*SIN([.E1])" office:value-type="float" office:value="23.7355339059327" calcext:value-type="float">
            <text:p>23.735533905932700</text:p>
          </table:table-cell>
        </table:table-row>
        <table:table-row table:style-name="ro1">
          <table:table-cell table:formula="of:=[.G1]" office:value-type="float" office:value="13.6355339059327" calcext:value-type="float">
            <text:p>13.6355339059327</text:p>
          </table:table-cell>
          <table:table-cell table:formula="of:=[.H1]" office:value-type="float" office:value="23.7355339059327" calcext:value-type="float">
            <text:p>23.7355339059327</text:p>
          </table:table-cell>
          <table:table-cell office:value-type="float" office:value="90" calcext:value-type="float">
            <text:p>90</text:p>
          </table:table-cell>
          <table:table-cell table:formula="of:=[.C2]/180*PI()" office:value-type="float" office:value="1.5707963267949" calcext:value-type="float">
            <text:p>1.5707963267949</text:p>
          </table:table-cell>
          <table:table-cell table:formula="of:=[.D2]-PI()/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2]+[.F2]*COS([.E2])" office:value-type="float" office:value="18.6355339059327" calcext:value-type="float">
            <text:p>18.635533905932700</text:p>
          </table:table-cell>
          <table:table-cell table:formula="of:=[.B2]-[.F2]*SIN([.E2])" office:value-type="float" office:value="23.7355339059327" calcext:value-type="float">
            <text:p>23.735533905932700</text:p>
          </table:table-cell>
        </table:table-row>
        <table:table-row table:style-name="ro1">
          <table:table-cell table:formula="of:=[.G2]" office:value-type="float" office:value="18.6355339059327" calcext:value-type="float">
            <text:p>18.6355339059327</text:p>
          </table:table-cell>
          <table:table-cell table:formula="of:=[.H2]" office:value-type="float" office:value="23.7355339059327" calcext:value-type="float">
            <text:p>23.7355339059327</text:p>
          </table:table-cell>
          <table:table-cell office:value-type="float" office:value="135" calcext:value-type="float">
            <text:p>135</text:p>
          </table:table-cell>
          <table:table-cell table:formula="of:=[.C3]/180*PI()" office:value-type="float" office:value="2.35619449019234" calcext:value-type="float">
            <text:p>2.35619449019234</text:p>
          </table:table-cell>
          <table:table-cell table:formula="of:=[.D3]-PI()/2" office:value-type="float" office:value="0.785398163397448" calcext:value-type="float">
            <text:p>0.785398163397448</text:p>
          </table:table-cell>
          <table:table-cell office:value-type="float" office:value="5" calcext:value-type="float">
            <text:p>5</text:p>
          </table:table-cell>
          <table:table-cell table:formula="of:=[.A3]+[.F3]*COS([.E3])" office:value-type="float" office:value="22.1710678118655" calcext:value-type="float">
            <text:p>22.171067811865500</text:p>
          </table:table-cell>
          <table:table-cell table:formula="of:=[.B3]-[.F3]*SIN([.E3])" office:value-type="float" office:value="20.2" calcext:value-type="float">
            <text:p>20.200000000000000</text:p>
          </table:table-cell>
        </table:table-row>
        <table:table-row table:style-name="ro1">
          <table:table-cell table:formula="of:=[.G3]" office:value-type="float" office:value="22.1710678118655" calcext:value-type="float">
            <text:p>22.1710678118655</text:p>
          </table:table-cell>
          <table:table-cell table:formula="of:=[.H3]" office:value-type="float" office:value="20.2" calcext:value-type="float">
            <text:p>20.2</text:p>
          </table:table-cell>
          <table:table-cell office:value-type="float" office:value="180" calcext:value-type="float">
            <text:p>180</text:p>
          </table:table-cell>
          <table:table-cell table:formula="of:=[.C4]/180*PI()" office:value-type="float" office:value="3.14159265358979" calcext:value-type="float">
            <text:p>3.14159265358979</text:p>
          </table:table-cell>
          <table:table-cell table:formula="of:=[.D4]-PI()/2" office:value-type="float" office:value="1.5707963267949" calcext:value-type="float">
            <text:p>1.5707963267949</text:p>
          </table:table-cell>
          <table:table-cell office:value-type="float" office:value="5" calcext:value-type="float">
            <text:p>5</text:p>
          </table:table-cell>
          <table:table-cell table:formula="of:=[.A4]+[.F4]*COS([.E4])" office:value-type="float" office:value="22.1710678118655" calcext:value-type="float">
            <text:p>22.171067811865500</text:p>
          </table:table-cell>
          <table:table-cell table:formula="of:=[.B4]-[.F4]*SIN([.E4])" office:value-type="float" office:value="15.2" calcext:value-type="float">
            <text:p>15.200000000000000</text:p>
          </table:table-cell>
        </table:table-row>
        <table:table-row table:style-name="ro1">
          <table:table-cell table:formula="of:=[.G4]" office:value-type="float" office:value="22.1710678118655" calcext:value-type="float">
            <text:p>22.1710678118655</text:p>
          </table:table-cell>
          <table:table-cell table:formula="of:=[.H4]" office:value-type="float" office:value="15.2" calcext:value-type="float">
            <text:p>15.2</text:p>
          </table:table-cell>
          <table:table-cell office:value-type="float" office:value="225" calcext:value-type="float">
            <text:p>225</text:p>
          </table:table-cell>
          <table:table-cell table:formula="of:=[.C5]/180*PI()" office:value-type="float" office:value="3.92699081698724" calcext:value-type="float">
            <text:p>3.92699081698724</text:p>
          </table:table-cell>
          <table:table-cell table:formula="of:=[.D5]-PI()/2" office:value-type="float" office:value="2.35619449019234" calcext:value-type="float">
            <text:p>2.35619449019234</text:p>
          </table:table-cell>
          <table:table-cell office:value-type="float" office:value="5" calcext:value-type="float">
            <text:p>5</text:p>
          </table:table-cell>
          <table:table-cell table:formula="of:=[.A5]+[.F5]*COS([.E5])" office:value-type="float" office:value="18.6355339059327" calcext:value-type="float">
            <text:p>18.635533905932700</text:p>
          </table:table-cell>
          <table:table-cell table:formula="of:=[.B5]-[.F5]*SIN([.E5])" office:value-type="float" office:value="11.6644660940673" calcext:value-type="float">
            <text:p>11.664466094067300</text:p>
          </table:table-cell>
        </table:table-row>
        <table:table-row table:style-name="ro1">
          <table:table-cell table:formula="of:=[.G5]" office:value-type="float" office:value="18.6355339059327" calcext:value-type="float">
            <text:p>18.6355339059327</text:p>
          </table:table-cell>
          <table:table-cell table:formula="of:=[.H5]" office:value-type="float" office:value="11.6644660940673" calcext:value-type="float">
            <text:p>11.6644660940673</text:p>
          </table:table-cell>
          <table:table-cell office:value-type="float" office:value="270" calcext:value-type="float">
            <text:p>270</text:p>
          </table:table-cell>
          <table:table-cell table:formula="of:=[.C6]/180*PI()" office:value-type="float" office:value="4.71238898038469" calcext:value-type="float">
            <text:p>4.71238898038469</text:p>
          </table:table-cell>
          <table:table-cell table:formula="of:=[.D6]-PI()/2" office:value-type="float" office:value="3.14159265358979" calcext:value-type="float">
            <text:p>3.14159265358979</text:p>
          </table:table-cell>
          <table:table-cell office:value-type="float" office:value="5" calcext:value-type="float">
            <text:p>5</text:p>
          </table:table-cell>
          <table:table-cell table:formula="of:=[.A6]+[.F6]*COS([.E6])" office:value-type="float" office:value="13.6355339059327" calcext:value-type="float">
            <text:p>13.635533905932700</text:p>
          </table:table-cell>
          <table:table-cell table:formula="of:=[.B6]-[.F6]*SIN([.E6])" office:value-type="float" office:value="11.6644660940673" calcext:value-type="float">
            <text:p>11.664466094067300</text:p>
          </table:table-cell>
        </table:table-row>
        <table:table-row table:style-name="ro1">
          <table:table-cell table:formula="of:=[.G6]" office:value-type="float" office:value="13.6355339059327" calcext:value-type="float">
            <text:p>13.6355339059327</text:p>
          </table:table-cell>
          <table:table-cell table:formula="of:=[.H6]" office:value-type="float" office:value="11.6644660940673" calcext:value-type="float">
            <text:p>11.6644660940673</text:p>
          </table:table-cell>
          <table:table-cell office:value-type="float" office:value="315" calcext:value-type="float">
            <text:p>315</text:p>
          </table:table-cell>
          <table:table-cell table:formula="of:=[.C7]/180*PI()" office:value-type="float" office:value="5.49778714378214" calcext:value-type="float">
            <text:p>5.49778714378214</text:p>
          </table:table-cell>
          <table:table-cell table:formula="of:=[.D7]-PI()/2" office:value-type="float" office:value="3.92699081698724" calcext:value-type="float">
            <text:p>3.92699081698724</text:p>
          </table:table-cell>
          <table:table-cell office:value-type="float" office:value="5" calcext:value-type="float">
            <text:p>5</text:p>
          </table:table-cell>
          <table:table-cell table:formula="of:=[.A7]+[.F7]*COS([.E7])" office:value-type="float" office:value="10.1" calcext:value-type="float">
            <text:p>10.100000000000000</text:p>
          </table:table-cell>
          <table:table-cell table:formula="of:=[.B7]-[.F7]*SIN([.E7])" office:value-type="float" office:value="15.2" calcext:value-type="float">
            <text:p>15.200000000000000</text:p>
          </table:table-cell>
        </table:table-row>
        <table:table-row table:style-name="ro1">
          <table:table-cell table:formula="of:=[.G7]" office:value-type="float" office:value="10.1" calcext:value-type="float">
            <text:p>10.1</text:p>
          </table:table-cell>
          <table:table-cell table:formula="of:=[.H7]" office:value-type="float" office:value="15.2" calcext:value-type="float">
            <text:p>15.2</text:p>
          </table:table-cell>
          <table:table-cell office:value-type="float" office:value="360" calcext:value-type="float">
            <text:p>360</text:p>
          </table:table-cell>
          <table:table-cell table:formula="of:=[.C8]/180*PI()" office:value-type="float" office:value="6.28318530717959" calcext:value-type="float">
            <text:p>6.28318530717959</text:p>
          </table:table-cell>
          <table:table-cell table:formula="of:=[.D8]-PI()/2" office:value-type="float" office:value="4.71238898038469" calcext:value-type="float">
            <text:p>4.71238898038469</text:p>
          </table:table-cell>
          <table:table-cell office:value-type="float" office:value="5" calcext:value-type="float">
            <text:p>5</text:p>
          </table:table-cell>
          <table:table-cell table:formula="of:=[.A8]+[.F8]*COS([.E8])" office:value-type="float" office:value="10.1" calcext:value-type="float">
            <text:p>10.100000000000000</text:p>
          </table:table-cell>
          <table:table-cell table:formula="of:=[.B8]-[.F8]*SIN([.E8])" office:value-type="float" office:value="20.2" calcext:value-type="float">
            <text:p>20.200000000000000</text:p>
          </table:table-cell>
        </table:table-row>
        <table:table-row table:style-name="ro1">
          <table:table-cell table:formula="of:=[.G8]" office:value-type="float" office:value="10.1" calcext:value-type="float">
            <text:p>10.1</text:p>
          </table:table-cell>
          <table:table-cell table:formula="of:=[.H8]" office:value-type="float" office:value="20.2" calcext:value-type="float">
            <text:p>20.2</text:p>
          </table:table-cell>
          <table:table-cell office:value-type="float" office:value="360" calcext:value-type="float">
            <text:p>360</text:p>
          </table:table-cell>
          <table:table-cell table:formula="of:=[.C9]/180*PI()" office:value-type="float" office:value="6.28318530717959" calcext:value-type="float">
            <text:p>6.28318530717959</text:p>
          </table:table-cell>
          <table:table-cell table:formula="of:=[.D9]-PI()/2" office:value-type="float" office:value="4.71238898038469" calcext:value-type="float">
            <text:p>4.71238898038469</text:p>
          </table:table-cell>
          <table:table-cell office:value-type="float" office:value="5" calcext:value-type="float">
            <text:p>5</text:p>
          </table:table-cell>
          <table:table-cell table:formula="of:=[.A9]+[.F9]*COS([.E9])" office:value-type="float" office:value="10.1" calcext:value-type="float">
            <text:p>10.100000000000000</text:p>
          </table:table-cell>
          <table:table-cell table:formula="of:=[.B9]-[.F9]*SIN([.E9])" office:value-type="float" office:value="25.2" calcext:value-type="float">
            <text:p>25.200000000000000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5:19:35.391382717</meta:creation-date>
    <dc:date>2018-09-02T16:09:23.531920986</dc:date>
    <meta:editing-duration>PT39M38S</meta:editing-duration>
    <meta:editing-cycles>1</meta:editing-cycles>
    <meta:document-statistic meta:table-count="1" meta:cell-count="72" meta:object-count="0"/>
    <meta:generator>LibreOffice/6.0.3.2$Linux_X86_64 LibreOffice_project/00m0$Build-2</meta:generator>
  </office:meta>
</office:document-meta>
</file>